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91359E0FEBD30CD.png" manifest:media-type="image/png"/>
  <manifest:file-entry manifest:full-path="Pictures/1000000000000556000003003CC4AA8A7BEB755B.png" manifest:media-type="image/png"/>
  <manifest:file-entry manifest:full-path="Pictures/1000000000000780000004B094139B87DEE85E3F.jpg" manifest:media-type="image/jpeg"/>
  <manifest:file-entry manifest:full-path="Pictures/100000000000055600000300919FF8BCE4E163BC.png" manifest:media-type="image/png"/>
  <manifest:file-entry manifest:full-path="Pictures/10000000000005560000030097AFAE504501EF3A.png" manifest:media-type="image/png"/>
  <manifest:file-entry manifest:full-path="Pictures/100000000000055600000300D5DF8166A413C6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1cm, 0cm, 1.959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8.33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87cm, 2.585cm, 0.922cm, 4.37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31cm, 2.913cm, 1.578cm, 4.70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84cm, 5.246cm, 5.893cm, 9.25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93cm, 7.503cm, 5.512cm, 9.29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color="#ffffff" fo:language="bg" fo:country="BG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language="bg" fo:country="BG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0.762cm" svg:y="14.095cm" presentation:class="title" presentation:user-transformed="true">
          <draw:text-box>
            <text:p text:style-name="P1"><text:span text:style-name="T1">HEIST – HTTP Encrypted information can be stolen through TCP windows</text:span></text:p>
          </draw:text-box>
        </draw:frame>
        <draw:frame draw:style-name="gr1" draw:text-style-name="P2" draw:layer="layout" svg:width="24.53cm" svg:height="11.429cm" svg:x="1.524cm" svg:y="1.525cm" presentation:class="graphic" presentation:user-transformed="true">
          <draw:image xlink:href="Pictures/100000000000055600000300919FF8BCE4E163BC.png" xlink:type="simple" xlink:show="embed" xlink:actuate="onLoad">
            <text:p/>
          </draw:image>
        </draw:frame>
        <draw:frame draw:style-name="gr2" draw:text-style-name="P3" draw:layer="layout" svg:width="4.337cm" svg:height="0.963cm" svg:x="11.997cm" svg:y="10.143cm">
          <draw:text-box>
            <text:p>black console</text:p>
          </draw:text-box>
        </draw:frame>
        <draw:frame draw:style-name="gr2" draw:text-style-name="P3" draw:layer="layout" svg:width="4.337cm" svg:height="0.963cm" svg:x="11.997cm" svg:y="10.143cm">
          <draw:text-box>
            <text:p>black consol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016cm" svg:y="1.828cm" presentation:class="title" presentation:user-transformed="true">
          <draw:text-box>
            <text:p text:style-name="P1"><text:span text:style-name="T2">Съдържание</text:span></text:p>
          </draw:text-box>
        </draw:frame>
        <draw:frame draw:style-name="gr4" draw:text-style-name="P6" draw:layer="layout" svg:width="24.209cm" svg:height="8.583cm" svg:x="2.794cm" svg:y="5.895cm">
          <draw:text-box>
            <text:list text:style-name="L3">
              <text:list-item>
                <text:p text:style-name="P5"><text:span text:style-name="T3"><text:s/></text:span><text:span text:style-name="T3">Same-Origin Policy, CRIME, TIME, BREACH</text:span></text:p>
              </text:list-item>
              <text:list-item>
                <text:p text:style-name="P5"><text:span text:style-name="T3"><text:s/></text:span><text:span text:style-name="T3">HEIST</text:span></text:p>
              </text:list-item>
              <text:list-item>
                <text:p text:style-name="P5"><text:span text:style-name="T3"><text:s/></text:span><text:span text:style-name="T3">DEMO</text:span></text:p>
              </text:list-item>
              <text:list-item>
                <text:p text:style-name="P5"><text:span text:style-name="T3"><text:s/></text:span><text:span text:style-name="T4">Защита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2" draw:layer="layout" svg:width="26.453cm" svg:height="13.969cm" svg:x="0.725cm" svg:y="3.049cm">
          <draw:image xlink:href="Pictures/100000000000055600000300D5DF8166A413C6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2" draw:layer="layout" svg:width="25.859cm" svg:height="13.969cm" svg:x="1.016cm" svg:y="2.795cm">
          <draw:image xlink:href="Pictures/10000000000005560000030097AFAE504501EF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2" draw:layer="layout" svg:width="25.51cm" svg:height="8.889cm" svg:x="1.16cm" svg:y="1.016cm">
          <draw:image xlink:href="Pictures/1000000000000556000003003CC4AA8A7BEB755B.png" xlink:type="simple" xlink:show="embed" xlink:actuate="onLoad">
            <text:p/>
          </draw:image>
        </draw:frame>
        <draw:frame draw:style-name="gr8" draw:text-style-name="P2" draw:layer="layout" svg:width="25.4cm" svg:height="9.47cm" svg:x="1.27cm" svg:y="10.414cm">
          <draw:image xlink:href="Pictures/100000000000055600000300D91359E0FEBD30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B094139B87DEE85E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00:14:44.040618334</meta:creation-date>
    <dc:date>2017-05-27T06:57:56.691543050</dc:date>
    <meta:editing-duration>PT6H12M30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